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3.9346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9.0134in"/>
    </style:style>
    <style:style style:name="co39" style:family="table-column">
      <style:table-column-properties fo:break-before="auto" style:column-width="6.9028in"/>
    </style:style>
    <style:style style:name="co40" style:family="table-column">
      <style:table-column-properties fo:break-before="auto" style:column-width="8.6799in"/>
    </style:style>
    <style:style style:name="co41" style:family="table-column">
      <style:table-column-properties fo:break-before="auto" style:column-width="2.4854in"/>
    </style:style>
    <style:style style:name="co42" style:family="table-column">
      <style:table-column-properties fo:break-before="auto" style:column-width="4.9437in"/>
    </style:style>
    <style:style style:name="co43" style:family="table-column">
      <style:table-column-properties fo:break-before="auto" style:column-width="8.3654in"/>
    </style:style>
    <style:style style:name="co44" style:family="table-column">
      <style:table-column-properties fo:break-before="auto" style:column-width="9.7118in"/>
    </style:style>
    <style:style style:name="co45" style:family="table-column">
      <style:table-column-properties fo:break-before="auto" style:column-width="4.1091in"/>
    </style:style>
    <style:style style:name="co46" style:family="table-column">
      <style:table-column-properties fo:break-before="auto" style:column-width="2.4583in"/>
    </style:style>
    <style:style style:name="co47" style:family="table-column">
      <style:table-column-properties fo:break-before="auto" style:column-width="1.2083in"/>
    </style:style>
    <style:style style:name="co48" style:family="table-column">
      <style:table-column-properties fo:break-before="auto" style:column-width="2.4063in"/>
    </style:style>
    <style:style style:name="co49" style:family="table-column">
      <style:table-column-properties fo:break-before="auto" style:column-width="2.948in"/>
    </style:style>
    <style:style style:name="co50" style:family="table-column">
      <style:table-column-properties fo:break-before="auto" style:column-width="3.3102in"/>
    </style:style>
    <style:style style:name="co51" style:family="table-column">
      <style:table-column-properties fo:break-before="auto" style:column-width="1.1354in"/>
    </style:style>
    <style:style style:name="co52" style:family="table-column">
      <style:table-column-properties fo:break-before="auto" style:column-width="2.6146in"/>
    </style:style>
    <style:style style:name="co53" style:family="table-column">
      <style:table-column-properties fo:break-before="auto" style:column-width="2.9492in"/>
    </style:style>
    <style:style style:name="co54" style:family="table-column">
      <style:table-column-properties fo:break-before="auto" style:column-width="4.1362in"/>
    </style:style>
    <style:style style:name="co55" style:family="table-column">
      <style:table-column-properties fo:break-before="auto" style:column-width="2.4898in"/>
    </style:style>
    <style:style style:name="co56" style:family="table-column">
      <style:table-column-properties fo:break-before="auto" style:column-width="1.7972in"/>
    </style:style>
    <style:style style:name="co57" style:family="table-column">
      <style:table-column-properties fo:break-before="auto" style:column-width="3.698in"/>
    </style:style>
    <style:style style:name="co58" style:family="table-column">
      <style:table-column-properties fo:break-before="auto" style:column-width="3.7709in"/>
    </style:style>
    <style:style style:name="co59" style:family="table-column">
      <style:table-column-properties fo:break-before="auto" style:column-width="3.1563in"/>
    </style:style>
    <style:style style:name="co60" style:family="table-column">
      <style:table-column-properties fo:break-before="auto" style:column-width="3.0146in"/>
    </style:style>
    <style:style style:name="co61" style:family="table-column">
      <style:table-column-properties fo:break-before="auto" style:column-width="4.0673in"/>
    </style:style>
    <style:style style:name="co62" style:family="table-column">
      <style:table-column-properties fo:break-before="auto" style:column-width="3.1043in"/>
    </style:style>
    <style:style style:name="co63" style:family="table-column">
      <style:table-column-properties fo:break-before="auto" style:column-width="4.3311in"/>
    </style:style>
    <style:style style:name="co64" style:family="table-column">
      <style:table-column-properties fo:break-before="auto" style:column-width="2.078in"/>
    </style:style>
    <style:style style:name="co65" style:family="table-column">
      <style:table-column-properties fo:break-before="auto" style:column-width="7.8071in"/>
    </style:style>
    <style:style style:name="co66" style:family="table-column">
      <style:table-column-properties fo:break-before="auto" style:column-width="4.861in"/>
    </style:style>
    <style:style style:name="co67" style:family="table-column">
      <style:table-column-properties fo:break-before="auto" style:column-width="6.7744in"/>
    </style:style>
    <style:style style:name="co68" style:family="table-column">
      <style:table-column-properties fo:break-before="auto" style:column-width="5.7984in"/>
    </style:style>
    <style:style style:name="co69" style:family="table-column">
      <style:table-column-properties fo:break-before="auto" style:column-width="1.7098in"/>
    </style:style>
    <style:style style:name="co70" style:family="table-column">
      <style:table-column-properties fo:break-before="auto" style:column-width="2.0472in"/>
    </style:style>
    <style:style style:name="co71" style:family="table-column">
      <style:table-column-properties fo:break-before="auto" style:column-width="2.2165in"/>
    </style:style>
    <style:style style:name="co72" style:family="table-column">
      <style:table-column-properties fo:break-before="auto" style:column-width="0.3602in"/>
    </style:style>
    <style:style style:name="co73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66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2.0252in" fo:break-before="auto" style:use-optimal-row-height="true"/>
    </style:style>
    <style:style style:name="ro10" style:family="table-row">
      <style:table-row-properties style:row-height="1.2909in" fo:break-before="auto" style:use-optimal-row-height="true"/>
    </style:style>
    <style:style style:name="ro11" style:family="table-row">
      <style:table-row-properties style:row-height="0.7492in" fo:break-before="auto" style:use-optimal-row-height="true"/>
    </style:style>
    <style:style style:name="ro12" style:family="table-row">
      <style:table-row-properties style:row-height="1.4508in" fo:break-before="auto" style:use-optimal-row-height="true"/>
    </style:style>
    <style:style style:name="ro13" style:family="table-row">
      <style:table-row-properties style:row-height="1.6264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8" style:family="table-cell" style:parent-style-name="Default" style:data-style-name="N0">
      <style:table-cell-properties fo:background-color="#a64d79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9" style:family="table-cell" style:parent-style-name="Default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67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8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71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67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00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64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85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190" style:family="table-cell" style:parent-style-name="Default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06" style:family="table-cell" style:parent-style-name="Default">
      <style:table-cell-properties fo:background-color="#3465a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fo:color="#ffffff" style:font-name="Roboto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20be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20beff" style:language-asian="zh" style:country-asian="CN" fo:language="en" fo:country="US" style:text-line-through-mode="continuous" fo:text-shadow="none" style:text-outline="false" fo:font-style="normal" style:text-underline-style="none" style:text-underline-color="font-color" fo:font-weight="normal" fo:font-size="11pt" style:font-name="Roboto" style:text-line-through-type="single"/>
    </style:style>
    <style:style style:name="T16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line-through-type="none"/>
    </style:style>
    <style:style style:name="T18" style:family="text">
      <style:text-properties fo:color="#211f1f" style:font-name="Roboto" fo:font-size="11pt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04" office:value-type="string" calcext:value-type="string">
            <text:p>Encyclopedia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style-name="Default" table:number-columns-repeated="5"/>
          <table:table-cell table:style-name="ce91" office:value-type="string" calcext:value-type="string">
            <text:p>Battlestar Galactica Mini Series</text:p>
          </table:table-cell>
          <table:table-cell table:style-name="ce16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3"/>
          <table:table-cell table:style-name="Default" office:value-type="string" calcext:value-type="string">
            <text:p>Barbershop</text:p>
          </table:table-cell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3"/>
          <table:table-cell table:style-name="Default" office:value-type="string" calcext:value-type="string">
            <text:p>Barbershop</text:p>
          </table:table-cell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Aho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Gaming Historia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96" office:value-type="string" calcext:value-type="string">
            <text:p>Gaming Historian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70" office:value-type="string" calcext:value-type="string">
            <text:p>Plato: Crito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70" office:value-type="string" calcext:value-type="string">
            <text:p>Plato: Crito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38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ce187" office:value-type="string" calcext:value-type="string">
            <text:p>Darkest Dungeon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ce187" office:value-type="string" calcext:value-type="string">
            <text:p>Darkest Dungeon</text:p>
          </table:table-cell>
          <table:table-cell table:style-name="ce102" office:value-type="string" calcext:value-type="string">
            <text:p>Car Mechanic Simulator 2015</text:p>
          </table:table-cell>
          <table:table-cell/>
          <table:table-cell table:style-name="ce138" office:value-type="string" calcext:value-type="string">
            <text:p>Chess Fundamental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00M00S" calcext:value-type="time">
            <text:p>16:00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6" office:value-type="string" calcext:value-type="string">
            <text:p>The Sonnets</text:p>
          </table:table-cell>
          <table:table-cell table:style-name="ce92" office:value-type="string" calcext:value-type="string">
            <text:p>В предыдущих сериях</text:p>
            <text:p><text:span text:style-name="T3">Крупным планом</text:span></text:p>
            <text:p><text:span text:style-name="T3">Через вселенные</text:span></text:p>
            <text:p><text:span text:style-name="T3">Шум и яркость</text:span></text:p>
          </table:table-cell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5"/>
          <table:table-cell table:style-name="ce92" office:value-type="string" calcext:value-type="string">
            <text:p>В предыдущих сериях</text:p>
            <text:p><text:span text:style-name="T3">Крупным планом</text:span></text:p>
            <text:p><text:span text:style-name="T3">Через вселенные</text:span></text:p>
            <text:p><text:span text:style-name="T3">Шум и яркость</text:span></text:p>
          </table:table-cell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2"/>
          <table:table-cell table:style-name="ce91" office:value-type="string" calcext:value-type="string">
            <text:p>The West Wing</text:p>
          </table:table-cell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91" office:value-type="string" calcext:value-type="string">
            <text:p>Office</text:p>
          </table:table-cell>
          <table:table-cell table:style-name="ce91" office:value-type="string" calcext:value-type="string">
            <text:p>The West Wing</text:p>
          </table:table-cell>
          <table:table-cell table:style-name="ce91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style-name="ce96" office:value-type="string" calcext:value-type="string">
            <text:p>Ahoy</text:p>
          </table:table-cell>
          <table:table-cell table:style-name="ce166" office:value-type="string" calcext:value-type="string">
            <text:p>Every Frame a Painting</text:p>
          </table:table-cell>
          <table:table-cell table:style-name="ce96" office:value-type="string" calcext:value-type="string">
            <text:p>Ahoy</text:p>
          </table:table-cell>
          <table:table-cell table:style-name="ce166" office:value-type="string" calcext:value-type="string">
            <text:p>Every Frame a Painting</text:p>
          </table:table-cell>
          <table:table-cell table:style-name="ce96" office:value-type="string" calcext:value-type="string">
            <text:p>Super Bunnyhop</text:p>
            <text:p><text:span text:style-name="T3">Errant Signal</text:span></text:p>
          </table:table-cell>
          <table:table-cell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09" office:value-type="time" office:time-value="PT21H00M00S" calcext:value-type="time">
            <text:p>21:00</text:p>
          </table:table-cell>
          <table:table-cell table:style-name="ce102" office:value-type="string" calcext:value-type="string">
            <text:p/>
            <text:p><text:span text:style-name="T1">Street Fighter II Turbo</text:span></text:p>
          </table:table-cell>
          <table:table-cell table:style-name="ce10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96" office:value-type="string" calcext:value-type="string">
            <text:p>Super Bunnyhop</text:p>
            <text:p><text:span text:style-name="T3">Errant Signal</text:span></text:p>
          </table:table-cell>
          <table:table-cell table:style-name="ce29" office:value-type="string" calcext:value-type="string">
            <text:p>Twitter: write a review</text:p>
          </table:table-cell>
          <table:table-cell table:style-name="ce192" office:value-type="string" calcext:value-type="string">
            <text:p><text:span text:style-name="T2">Limbo</text:span></text:p>
            <text:p><text:span text:style-name="T1">Sonic The Hedgehog</text:span></text:p>
            <text:p><text:span text:style-name="T1">Splinter Cell: Pandora Tomorrow</text:span></text:p>
            <text:p>Super Mario 3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102" office:value-type="string" calcext:value-type="string">
            <text:p/>
            <text:p><text:span text:style-name="T1">Street Fighter II Turbo</text:span></text:p>
          </table:table-cell>
          <table:table-cell table:style-name="ce10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2" office:value-type="string" calcext:value-type="string">
            <text:p/>
            <text:p><text:span text:style-name="T1">Street Fighter II Turbo</text:span></text:p>
          </table:table-cell>
          <table:table-cell table:style-name="ce29" office:value-type="string" calcext:value-type="string">
            <text:p>Twitter: write a review</text:p>
          </table:table-cell>
          <table:table-cell table:style-name="ce102" office:value-type="string" calcext:value-type="string">
            <text:p><text:span text:style-name="T1">Borderlands 2</text:span></text:p>
            <text:p>Car Mechanic Simulator 2015</text:p>
            <text:p><text:span text:style-name="T3">Darkest Dungeon</text:span></text:p>
            <text:p><text:span text:style-name="T1">Street Fighter II Turbo</text:span></text:p>
            <text:p><text:span text:style-name="T1">Total War: Shogun 2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138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138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5">
          <table:table-cell table:style-name="ce109" office:value-type="time" office:time-value="PT23H30M00S" calcext:value-type="time">
            <text:p>23:30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number-columns-repeated="2" table:style-name="ce103" office:value-type="string" calcext:value-type="string">
            <text:p>Film</text:p>
          </table:table-cell>
          <table:table-cell table:number-columns-repeated="1016"/>
        </table:table-row>
        <table:table-row table:style-name="ro5">
          <table:table-cell table:style-name="ce109" office:value-type="time" office:time-value="PT24H00M00S" calcext:value-type="time">
            <text:p>00:00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number-columns-repeated="2" table:style-name="ce103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106" office:value-type="string" calcext:value-type="string">
            <text:p>Moby-dick</text:p>
          </table:table-cell>
          <table:table-cell table:number-columns-repeated="2" table:style-name="ce103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6" table:number-rows-repeated="1048438">
          <table:table-cell table:number-columns-repeated="1024"/>
        </table:table-row>
        <table:table-row table:style-name="ro7" table:number-rows-repeated="1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Default"/>
        <table:table-column table:style-name="co36" table:default-cell-style-name="ce87"/>
        <table:table-column table:style-name="co37" table:number-columns-repeated="2" table:default-cell-style-name="ce87"/>
        <table:table-column table:style-name="co38" table:default-cell-style-name="ce87"/>
        <table:table-column table:style-name="co39" table:default-cell-style-name="ce87"/>
        <table:table-column table:style-name="co38" table:default-cell-style-name="Default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45" table:default-cell-style-name="ce87"/>
        <table:table-column table:style-name="co4" table:default-cell-style-name="ce87"/>
        <table:table-column table:style-name="co46" table:default-cell-style-name="ce87"/>
        <table:table-column table:style-name="co47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8" table:default-cell-style-name="ce87"/>
        <table:table-column table:style-name="co49" table:number-columns-repeated="2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87"/>
        <table:table-column table:style-name="co59" table:default-cell-style-name="ce87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62" table:default-cell-style-name="ce87"/>
        <table:table-column table:style-name="co4" table:number-columns-repeated="3" table:default-cell-style-name="ce87"/>
        <table:table-column table:style-name="co59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default-cell-style-name="ce87"/>
        <table:table-column table:style-name="co72" table:default-cell-style-name="ce87"/>
        <table:table-column table:style-name="co73" table:number-columns-repeated="941" table:default-cell-style-name="ce87"/>
        <table:table-row table:style-name="ro8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…long games I have to start this month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style-name="ce186" office:value-type="string" calcext:value-type="string">
            <text:p>Free list of games I have to beat, but they're not on the NEW Games lists (not so mandatory)</text:p>
          </table:table-cell>
          <table:table-cell table:style-name="ce186" office:value-type="string" calcext:value-type="string">
            <text:p>[doesn’t count] Free list of Repetitive / Infinite / Replay / Leisure games</text:p>
          </table:table-cell>
          <table:table-cell table:style-name="ce186" office:value-type="string" calcext:value-type="string">
            <text:p><text:span text:style-name="T21">[doesn’t count] Free list of Short / DLC / Scenario / Replay </text:span>games</text:p>
          </table:table-cell>
          <table:table-cell table:style-name="ce194" office:value-type="string" calcext:value-type="string">
            <text:p><text:span text:style-name="T22">A challenge! / Run! / Think! / Precision is required / </text:span>Your Arm Will Probably Hurt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Auteurs Of Video Games</text:p>
          </table:table-cell>
          <table:table-cell table:style-name="ce186" office:value-type="string" calcext:value-type="string">
            <text:p>Collectives of Auteur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8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<text:span text:style-name="T4">Algorithms: videos: Priority Queues</text:span></text:p>
            <text:p><text:span text:style-name="T4">Algorithms: notes: Priority Queues</text:span></text:p>
            <text:p>Algorithms: practice quiz: week 4: Priority Queues</text:p>
            <text:p><text:span text:style-name="T4">Algorithms: programming</text:span>: Assignment 4: 8 puzzle</text:p>
            <text:p><text:span text:style-name="T5">C.O.D.E.</text:span></text:p>
            <text:p><text:span text:style-name="T6">Competitive Programmer’s Handbook</text:span></text:p>
          </table:table-cell>
          <table:table-cell table:style-name="ce134" office:value-type="string" calcext:value-type="string">
            <text:p><text:span text:style-name="T4">Learn Python in Y Minutes</text:span></text:p>
            <text:p><text:span text:style-name="T13">Python Crash Course &amp; Tutorial</text:span></text:p>
            <text:p><text:span text:style-name="T14">HackerRank: 10 days of math statistics</text:span></text:p>
          </table:table-cell>
          <table:table-cell table:style-name="ce58" office:value-type="string" calcext:value-type="string">
            <text:p><text:span text:style-name="T4">Design Patterns</text:span></text:p>
            <text:p><text:span text:style-name="T6">Learn JavaScript in Y minutes</text:span></text:p>
            <text:p><text:span text:style-name="T6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67" office:value-type="string" calcext:value-type="string">
            <text:p><text:span text:style-name="T4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78" office:value-type="string" calcext:value-type="string">
            <text:p>Encyclopedia</text:p>
          </table:table-cell>
          <table:table-cell table:style-name="ce70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4">Hannibal</text:span></text:p>
            <text:p><text:span text:style-name="T20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00" office:value-type="string" calcext:value-type="string">
            <text:p>Chess Fundamentals</text:p>
          </table:table-cell>
          <table:table-cell/>
          <table:table-cell table:style-name="Default" table:number-columns-repeated="4"/>
          <table:table-cell table:style-name="ce94" office:value-type="string" calcext:value-type="string">
            <text:p>Pac-Man Championship Edition Dx+</text:p>
          </table:table-cell>
          <table:table-cell/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ully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Banjo-Kazooie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166" office:value-type="string" calcext:value-type="string">
            <text:p>Every Frame a Painting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166" office:value-type="string" calcext:value-type="string">
            <text:p><text:span text:style-name="T23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206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4">В предыдущих сериях</text:span></text:p>
            <text:p><text:span text:style-name="T3">Крупным планом</text:span></text:p>
            <text:p><text:span text:style-name="T3">Через вселенные</text:span></text:p>
            <text:p><text:span text:style-name="T3">Шум и яркость</text:span>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10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7">Algorithms: videos: Elementary Symbol Tables</text:span></text:p>
            <text:p><text:span text:style-name="T7">Algorithms: notes: Elementary Symbol Tables</text:span></text:p>
            <text:p><text:span text:style-name="T7">Algorithms: videos: Balanced Search Trees</text:span></text:p>
            <text:p><text:span text:style-name="T7">Algorithms: notes: Balanced Search Trees</text:span></text:p>
            <text:p><text:span text:style-name="T7">Algorithms: videos: Geometric Applications of BSTs</text:span></text:p>
            <text:p><text:span text:style-name="T7">Algorithms: notes: Geometric Applications of BSTs</text:span></text:p>
            <text:p><text:span text:style-name="T7">Algorithms: programming: Assignment 5: Kd-trees</text:span></text:p>
            <text:p><text:span text:style-name="T6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4">HackerRank: 10 days of math statistics</text:span></text:p>
          </table:table-cell>
          <table:table-cell table:style-name="ce135" office:value-type="string" calcext:value-type="string">
            <text:p><text:span text:style-name="T4">Design Patterns</text:span></text:p>
            <text:p><text:span text:style-name="T3">SDLC Tutorial</text:span></text:p>
            <text:p><text:span text:style-name="T6">Learn JavaScript by Example</text:span></text:p>
            <text:p><text:span text:style-name="T6">Thinking in Java</text:span></text:p>
          </table:table-cell>
          <table:table-cell table:style-name="ce119"/>
          <table:table-cell table:style-name="ce150" office:value-type="string" calcext:value-type="string">
            <text:p>Code</text:p>
            <text:p><text:span text:style-name="T18">Git: A Simple Guide</text:span></text:p>
          </table:table-cell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78" office:value-type="string" calcext:value-type="string">
            <text:p>Encyclopedia</text:p>
          </table:table-cell>
          <table:table-cell table:style-name="ce70" office:value-type="string" calcext:value-type="string">
            <text:p>Plato: Socrates Apology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72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72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4"/>
          <table:table-cell table:style-name="ce94" office:value-type="string" calcext:value-type="string">
            <text:p>Pac-Man Championship Edition Dx+</text:p>
          </table:table-cell>
          <table:table-cell/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Grand Theft Auto III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Chrono Trigger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166" office:value-type="string" calcext:value-type="string">
            <text:p>Every Frame a Painting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166" office:value-type="string" calcext:value-type="string">
            <text:p><text:span text:style-name="T23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7">В предыдущих сериях</text:span></text:p>
            <text:p><text:span text:style-name="T3">Крупным планом</text:span></text:p>
            <text:p><text:span text:style-name="T3">Через вселенные</text:span></text:p>
            <text:p><text:span text:style-name="T3">Шум и яркость</text:span>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1">
          <table:table-cell table:style-name="ce28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8">Algorithms: videos: </text:span></text:p>
            <text:p>Competitive Programmer’s Handbook</text:p>
            <text:p><text:span text:style-name="T8">C.O.D.E.</text:span></text:p>
          </table:table-cell>
          <table:table-cell table:style-name="ce134" office:value-type="string" calcext:value-type="string">
            <text:p>Automate the Boring Stuff</text:p>
            <text:p><text:span text:style-name="T15">Think Python</text:span></text:p>
          </table:table-cell>
          <table:table-cell table:style-name="ce143" office:value-type="string" calcext:value-type="string">
            <text:p><text:span text:style-name="T4">Design Patterns</text:span></text:p>
            <text:p><text:span text:style-name="T3">Гибкие методологии разработки</text:span></text:p>
            <text:p><text:span text:style-name="T3">Eloquent JavaScript</text:span></text:p>
            <text:p><text:span text:style-name="T3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<text:span text:style-name="T19">Git: Visual Reference</text:span></text:p>
            <text:p><text:span text:style-name="T19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78" office:value-type="string" calcext:value-type="string">
            <text:p>Encyclopedia</text:p>
          </table:table-cell>
          <table:table-cell table:style-name="ce70" office:value-type="string" calcext:value-type="string">
            <text:p>Plato: Crito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Ikiru</text:p>
          </table:table-cell>
          <table:table-cell table:style-name="ce167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2">Downton Abbey</text:span></text:p>
            <text:p><text:span text:style-name="T4">The West Wing</text:span>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2"/>
          <table:table-cell table:style-name="ce164" office:value-type="string" calcext:value-type="string">
            <text:p>VVVVVV</text:p>
          </table:table-cell>
          <table:table-cell table:style-name="Default"/>
          <table:table-cell table:style-name="ce94" office:value-type="string" calcext:value-type="string">
            <text:p>Spelunky</text:p>
          </table:table-cell>
          <table:table-cell/>
          <table:table-cell table:style-name="ce102" office:value-type="string" calcext:value-type="string">
            <text:p>Hitman GO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Tomb Raider</text:p>
          </table:table-cell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19"/>
          <table:table-cell table:number-columns-repeated="2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96" office:value-type="string" calcext:value-type="string">
            <text:p><text:span text:style-name="T4">Ahoy</text:span>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8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8">Algorithms: videos: Undirected Graphs</text:span></text:p>
            <text:p><text:span text:style-name="T8">Algorithms: notes: Undirected Graphs</text:span></text:p>
            <text:p><text:span text:style-name="T8">Algorithms: practice quiz: week 1: Undirected Graphs</text:span></text:p>
            <text:p><text:span text:style-name="T8">Algorithms: videos: Directed Graphs</text:span></text:p>
            <text:p><text:span text:style-name="T8">Algorithms: notes: Directed Graphs</text:span></text:p>
            <text:p><text:span text:style-name="T8">Algorithms: practice quiz: week 1: Directed Graphs</text:span></text:p>
            <text:p><text:span text:style-name="T8">Algorithms: programming: Assignment 1: WordNet</text:span></text:p>
            <text:p>Competitive Programmer’s Handbook</text:p>
            <text:p><text:span text:style-name="T8">C.O.D.E.</text:span></text:p>
          </table:table-cell>
          <table:table-cell table:style-name="ce134" office:value-type="string" calcext:value-type="string">
            <text:p>Automate the Boring Stuff</text:p>
            <text:p><text:span text:style-name="T14">Think Python</text:span></text:p>
          </table:table-cell>
          <table:table-cell table:style-name="ce135" office:value-type="string" calcext:value-type="string">
            <text:p><text:span text:style-name="T17">Design Patterns</text:span></text:p>
            <text:p><text:span text:style-name="T3">SCRUM and XP from the trenches</text:span></text:p>
            <text:p><text:span text:style-name="T3">Eloquent JavaScript</text:span></text:p>
            <text:p><text:span text:style-name="T3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<text:span text:style-name="T19">Git: Think Like a Git</text:span></text:p>
            <text:p><text:span text:style-name="T19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Shichinin no samurai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ce164" office:value-type="string" calcext:value-type="string">
            <text:p>Her Story</text:p>
          </table:table-cell>
          <table:table-cell table:style-name="Default" table:number-columns-repeated="3"/>
          <table:table-cell table:style-name="ce94" office:value-type="string" calcext:value-type="string">
            <text:p>Spelunky</text:p>
          </table:table-cell>
          <table:table-cell/>
          <table:table-cell table:style-name="ce102" office:value-type="string" calcext:value-type="string">
            <text:p>Mirror’s Edge</text:p>
          </table:table-cell>
          <table:table-cell table:style-name="Default"/>
          <table:table-cell table:style-name="ce190" office:value-type="string" calcext:value-type="string">
            <text:p><text:span text:style-name="T1">Devil May Cry | </text:span>Metal Gear Rising: Revengeanc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Transistor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 table:number-columns-repeated="16"/>
          <table:table-cell table:style-name="ce119"/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8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8">Algorithms: videos: Minimum Spanning Trees</text:span></text:p>
            <text:p><text:span text:style-name="T8">Algorithms: notes: Minimum Spanning Trees</text:span></text:p>
            <text:p><text:span text:style-name="T8">Algorithms: practice quiz: week 2: Minimum Spanning Trees</text:span></text:p>
            <text:p><text:span text:style-name="T8">Algorithms: videos: Shortest Paths</text:span></text:p>
            <text:p><text:span text:style-name="T8">Algorithms: notes: Shortest Paths</text:span></text:p>
            <text:p><text:span text:style-name="T8">Algorithms: practice quiz: week 2: Shortest Paths</text:span></text:p>
            <text:p><text:span text:style-name="T8">Algorithms: programming: Assignment 2: Seam Carving</text:span></text:p>
            <text:p>Competitive Programmer’s Handbook</text:p>
            <text:p><text:span text:style-name="T8">C.O.D.E.</text:span></text:p>
          </table:table-cell>
          <table:table-cell table:style-name="ce134" office:value-type="string" calcext:value-type="string">
            <text:p>Automate the Boring Stuff</text:p>
            <text:p><text:span text:style-name="T14">Think Python</text:span></text:p>
          </table:table-cell>
          <table:table-cell table:style-name="ce135" office:value-type="string" calcext:value-type="string">
            <text:p><text:span text:style-name="T17">Design Patterns</text:span></text:p>
            <text:p><text:span text:style-name="T3">Kanban and Scrum - Making the Most of Both</text:span></text:p>
            <text:p><text:span text:style-name="T3">Eloquent JavaScript</text:span></text:p>
            <text:p><text:span text:style-name="T3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Think Like a Git</text:p>
            <text:p>FinLexi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ce159" office:value-type="string" calcext:value-type="string">
            <text:p>Action Comics #775</text:p>
          </table:table-cell>
          <table:table-cell table:style-name="ce119" office:value-type="string" calcext:value-type="string">
            <text:p>Sidney Lumet: part 1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4"/>
          <table:table-cell table:style-name="ce94" office:value-type="string" calcext:value-type="string">
            <text:p>Car Mechanic Simulator 2015</text:p>
          </table:table-cell>
          <table:table-cell/>
          <table:table-cell table:style-name="ce187" office:value-type="string" calcext:value-type="string">
            <text:p>Portal Stories: Mel</text:p>
          </table:table-cell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Metro 2033 Redux</text:p>
          </table:table-cell>
          <table:table-cell table:style-name="ce102" office:value-type="string" calcext:value-type="string">
            <text:p>What remains of Edith Finch</text:p>
          </table:table-cell>
          <table:table-cell table:style-name="ce192" office:value-type="string" calcext:value-type="string">
            <text:p>The Legend of Zelda</text:p>
          </table:table-cell>
          <table:table-cell table:style-name="Default" table:number-columns-repeated="6"/>
          <table:table-cell table:style-name="ce119"/>
          <table:table-cell table:style-name="Default" table:number-columns-repeated="12"/>
          <table:table-cell table:number-columns-repeated="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2">
          <table:table-cell table:style-name="ce28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8">Algorithms: videos: Maximum Flow and Minimum Cut</text:span></text:p>
            <text:p><text:span text:style-name="T8">Algorithms: notes: Maximum Flow and Minimum Cut</text:span></text:p>
            <text:p><text:span text:style-name="T8">Algorithms: practice quiz: week 3: Maximum Flow and Minimum Cut</text:span></text:p>
            <text:p><text:span text:style-name="T8">Algorithms: programming: Assignment 3: Baseball Elimination</text:span></text:p>
            <text:p><text:span text:style-name="T8">Algorithms: videos: Radix Sorts</text:span></text:p>
            <text:p><text:span text:style-name="T8">Algorithms: notes: Radix Sorts</text:span></text:p>
            <text:p><text:span text:style-name="T8">Algorithms: practice quiz: week 3: Radix Sorts</text:span></text:p>
            <text:p><text:span text:style-name="T9">Competitive Programmer’s Handbook</text:span></text:p>
            <text:p><text:span text:style-name="T10">C.O.D.E.</text:span></text:p>
          </table:table-cell>
          <table:table-cell table:style-name="ce134" office:value-type="string" calcext:value-type="string">
            <text:p>Automate the Boring Stuff</text:p>
            <text:p><text:span text:style-name="T16">Think Python</text:span></text:p>
          </table:table-cell>
          <table:table-cell table:style-name="ce144" office:value-type="string" calcext:value-type="string">
            <text:p>Design Patterns</text:p>
            <text:p><text:span text:style-name="T12">Eloquent JavaScript</text:span></text:p>
            <text:p><text:span text:style-name="T1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Learn Git Branching</text:p>
            <text:p>FinLexi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78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ce160" office:value-type="string" calcext:value-type="string">
            <text:p>Action Comics #775</text:p>
          </table:table-cell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/>
          <table:table-cell table:style-name="Default"/>
          <table:table-cell table:style-name="ce187" office:value-type="string" calcext:value-type="string">
            <text:p>Mirror’s Edge</text:p>
          </table:table-cell>
          <table:table-cell table:style-name="ce164" office:value-type="string" calcext:value-type="string">
            <text:p>VVVVVV</text:p>
          </table:table-cell>
          <table:table-cell table:style-name="Default"/>
          <table:table-cell table:style-name="ce102" office:value-type="string" calcext:value-type="string">
            <text:p>Car Mechanic Simulator 2015</text:p>
          </table:table-cell>
          <table:table-cell/>
          <table:table-cell table:style-name="ce102" office:value-type="string" calcext:value-type="string">
            <text:p>Resident Evil: Revelations 2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Phoenix Wright | Zero Escape | Danganronpa | CLANNAD</text:p>
          </table:table-cell>
          <table:table-cell table:style-name="ce102" office:value-type="string" calcext:value-type="string">
            <text:p>Soma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number-columns-repeated="2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1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166" office:value-type="string" calcext:value-type="string">
            <text:p>Lessons from the Screenplay</text:p>
          </table:table-cell>
          <table:table-cell table:style-name="ce166" office:value-type="string" calcext:value-type="string">
            <text:p><text:span text:style-name="T4">MandaloreGaming</text:span></text:p>
            <text:p><text:span text:style-name="T6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3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14">Introduction to Probability by Grinstead &amp; Snell</text:span></text:p>
          </table:table-cell>
          <table:table-cell table:style-name="ce135" office:value-type="string" calcext:value-type="string">
            <text:p><text:span text:style-name="T3">Code Complete | Pragmatic Programmer | Refactoring | Clean Code</text:span></text:p>
            <text:p><text:span text:style-name="T9">Databases: normalization</text:span></text:p>
            <text:p><text:span text:style-name="T3">The Hitchhiker's Guide to Python</text:span></text:p>
            <text:p><text:span text:style-name="T12">Web API Design: Crafting Interfaces that Developers Love</text:span></text:p>
          </table:table-cell>
          <table:table-cell table:style-name="ce136" office:value-type="string" calcext:value-type="string">
            <text:p><text:span text:style-name="T8">2D Game Development: From Zero to Hero</text:span></text:p>
            <text:p><text:span text:style-name="T8">Invent Your Own Computer Games with Python</text:span></text:p>
          </table:table-cell>
          <table:table-cell table:style-name="ce137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3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87" office:value-type="string" calcext:value-type="string">
            <text:p>Shadowrun: Dragonfall</text:p>
          </table:table-cell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Bioshock</text:p>
          </table:table-cell>
          <table:table-cell table:style-name="ce187" office:value-type="string" calcext:value-type="string">
            <text:p>Fahrenheit</text:p>
          </table:table-cell>
          <table:table-cell table:style-name="Default"/>
          <table:table-cell table:style-name="ce102" office:value-type="string" calcext:value-type="string">
            <text:p><text:span text:style-name="T1">Borderlands 2</text:span></text:p>
            <text:p>Car Mechanic Simulator 2015</text:p>
            <text:p><text:span text:style-name="T3">Darkest Dungeon</text:span></text:p>
            <text:p><text:span text:style-name="T1">Street Fighter II Turbo</text:span></text:p>
            <text:p><text:span text:style-name="T1">Total War: Shogun 2</text:span></text:p>
          </table:table-cell>
          <table:table-cell table:style-name="ce192" office:value-type="string" calcext:value-type="string">
            <text:p><text:span text:style-name="T2">Limbo</text:span></text:p>
            <text:p><text:span text:style-name="T1">Sonic The Hedgehog</text:span></text:p>
            <text:p><text:span text:style-name="T1">Splinter Cell: Pandora Tomorrow</text:span></text:p>
            <text:p>Super Mario 3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Little Nightmares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 table:number-columns-repeated="3"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3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8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3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14">Introduction to Probability by Grinstead &amp; Snell</text:span></text:p>
          </table:table-cell>
          <table:table-cell table:style-name="ce135" office:value-type="string" calcext:value-type="string">
            <text:p><text:span text:style-name="T3">Code Complete | Pragmatic Programmer | Refactoring | Clean Code</text:span></text:p>
            <text:p>Databases: SQL</text:p>
            <text:p><text:span text:style-name="T3">The Hitchhiker's Guide to Python</text:span></text:p>
            <text:p><text:span text:style-name="T12">Microservices AntiPatterns and Pitfalls</text:span></text:p>
          </table:table-cell>
          <table:table-cell table:style-name="ce136" office:value-type="string" calcext:value-type="string">
            <text:p><text:span text:style-name="T8">2D Game Development: From Zero to Hero</text:span></text:p>
            <text:p><text:span text:style-name="T8">Invent Your Own Computer Games with Python</text:span></text:p>
          </table:table-cell>
          <table:table-cell table:style-name="ce137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3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2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4"/>
          <table:table-cell table:style-name="ce102" office:value-type="string" calcext:value-type="string">
            <text:p><text:span text:style-name="T1">Borderlands 2</text:span></text:p>
            <text:p>Car Mechanic Simulator 2015</text:p>
            <text:p><text:span text:style-name="T3">Darkest Dungeon</text:span></text:p>
            <text:p><text:span text:style-name="T1">Street Fighter II Turbo</text:span></text:p>
            <text:p><text:span text:style-name="T1">Total War: Shogun 2</text:span></text:p>
          </table:table-cell>
          <table:table-cell table:style-name="ce192" office:value-type="string" calcext:value-type="string">
            <text:p><text:span text:style-name="T2">Limbo</text:span></text:p>
            <text:p><text:span text:style-name="T1">Sonic The Hedgehog</text:span></text:p>
            <text:p><text:span text:style-name="T1">Splinter Cell: Pandora Tomorrow</text:span></text:p>
            <text:p>Super Mario 3</text:p>
          </table:table-cell>
          <table:table-cell table:style-name="ce102" office:value-type="string" calcext:value-type="string">
            <text:p>Sonic The Hedgehog 2</text:p>
          </table:table-cell>
          <table:table-cell table:style-name="Default"/>
          <table:table-cell table:style-name="ce102" office:value-type="string" calcext:value-type="string">
            <text:p>Thief</text:p>
          </table:table-cell>
          <table:table-cell table:style-name="ce102" office:value-type="string" calcext:value-type="string">
            <text:p>Yakuza</text:p>
          </table:table-cell>
          <table:table-cell table:style-name="ce102" office:value-type="string" calcext:value-type="string">
            <text:p>Snatcher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 table:number-columns-repeated="3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3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4">
          <table:table-cell table:style-name="ce113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3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14">Introduction to Probability by Grinstead &amp; Snell</text:span></text:p>
          </table:table-cell>
          <table:table-cell table:style-name="ce135" office:value-type="string" calcext:value-type="string">
            <text:p><text:span text:style-name="T3">Code Complete | Pragmatic Programmer | Refactoring | Clean Code</text:span></text:p>
            <text:p><text:span text:style-name="T9">Databases: SQL</text:span></text:p>
            <text:p><text:span text:style-name="T3">The Hitchhiker's Guide to Python</text:span></text:p>
            <text:p><text:span text:style-name="T12">Microservices vs. Service-Oriented Architecture</text:span></text:p>
          </table:table-cell>
          <table:table-cell table:style-name="ce136" office:value-type="string" calcext:value-type="string">
            <text:p><text:span text:style-name="T8">2D Game Development: From Zero to Hero</text:span></text:p>
            <text:p><text:span text:style-name="T8">Invent Your Own Computer Games with Python</text:span></text:p>
          </table:table-cell>
          <table:table-cell table:style-name="ce137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3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2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/>
          <table:table-cell table:style-name="Default" table:number-columns-repeated="4"/>
          <table:table-cell table:style-name="ce102" office:value-type="string" calcext:value-type="string">
            <text:p><text:span text:style-name="T1">Borderlands 2</text:span></text:p>
            <text:p>Car Mechanic Simulator 2015</text:p>
            <text:p><text:span text:style-name="T3">Darkest Dungeon</text:span></text:p>
            <text:p><text:span text:style-name="T1">Street Fighter II Turbo</text:span></text:p>
            <text:p><text:span text:style-name="T1">Total War: Shogun 2</text:span></text:p>
          </table:table-cell>
          <table:table-cell table:style-name="ce192" office:value-type="string" calcext:value-type="string">
            <text:p><text:span text:style-name="T2">Limbo</text:span></text:p>
            <text:p><text:span text:style-name="T1">Sonic The Hedgehog</text:span></text:p>
            <text:p><text:span text:style-name="T1">Splinter Cell: Pandora Tomorrow</text:span></text:p>
            <text:p>Super Mario 3</text:p>
          </table:table-cell>
          <table:table-cell table:style-name="ce192" office:value-type="string" calcext:value-type="string">
            <text:p>Super Mario 64</text:p>
          </table:table-cell>
          <table:table-cell table:style-name="Default"/>
          <table:table-cell table:style-name="ce102" office:value-type="string" calcext:value-type="string">
            <text:p>Freelancer | FreeSpace 2 | Everspace</text:p>
          </table:table-cell>
          <table:table-cell table:style-name="Default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2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 table:number-columns-repeated="3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1">Jedi Knight: Jedi Academy</text:span></text:p>
            <text:p><text:span text:style-name="T1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3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4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3">Programming Pearls</text:span></text:p>
            <text:p>SICP</text:p>
          </table:table-cell>
          <table:table-cell table:style-name="ce134" office:value-type="string" calcext:value-type="string">
            <text:p>Python Pocket Reference</text:p>
            <text:p><text:span text:style-name="T14">Introduction to Probability by Grinstead &amp; Snell</text:span></text:p>
          </table:table-cell>
          <table:table-cell table:style-name="ce135" office:value-type="string" calcext:value-type="string">
            <text:p><text:span text:style-name="T3">Code Complete | Pragmatic Programmer | Refactoring | Clean Code</text:span></text:p>
            <text:p><text:span text:style-name="T3">The Hitchhiker's Guide to Python</text:span></text:p>
            <text:p><text:span text:style-name="T9">Reactive Microsystems</text:span></text:p>
          </table:table-cell>
          <table:table-cell table:style-name="ce136" office:value-type="string" calcext:value-type="string">
            <text:p><text:span text:style-name="T8">2D Game Development: From Zero to Hero</text:span></text:p>
            <text:p><text:span text:style-name="T8">Invent Your Own Computer Games with Python</text:span></text:p>
          </table:table-cell>
          <table:table-cell table:style-name="ce137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3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2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4"/>
          <table:table-cell table:style-name="ce102" office:value-type="string" calcext:value-type="string">
            <text:p><text:span text:style-name="T1">Borderlands 2</text:span></text:p>
            <text:p>Car Mechanic Simulator 2015</text:p>
            <text:p><text:span text:style-name="T3">Darkest Dungeon</text:span></text:p>
            <text:p><text:span text:style-name="T1">Street Fighter II Turbo</text:span></text:p>
            <text:p><text:span text:style-name="T1">Total War: Shogun 2</text:span></text:p>
          </table:table-cell>
          <table:table-cell table:style-name="ce192" office:value-type="string" calcext:value-type="string">
            <text:p><text:span text:style-name="T2">Limbo</text:span></text:p>
            <text:p><text:span text:style-name="T1">Sonic The Hedgehog</text:span></text:p>
            <text:p><text:span text:style-name="T1">Splinter Cell: Pandora Tomorrow</text:span></text:p>
            <text:p>Super Mario 3</text:p>
          </table:table-cell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87" office:value-type="string" calcext:value-type="string">
            <text:p>Spec Ops: The Line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2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3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4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9">Algorithms: videos: </text:span> </text:p>
            <text:p><text:span text:style-name="T11">SICP</text:span></text:p>
          </table:table-cell>
          <table:table-cell table:style-name="ce134" office:value-type="string" calcext:value-type="string">
            <text:p><text:span text:style-name="T9">Python Pocket Reference</text:span></text:p>
            <text:p><text:span text:style-name="T14">Introduction to Probability by Grinstead &amp; Snell</text:span></text:p>
          </table:table-cell>
          <table:table-cell table:style-name="ce145" office:value-type="string" calcext:value-type="string">
            <text:p><text:span text:style-name="T3">Code Complete | Pragmatic Programmer | Refactoring | Clean Code</text:span></text:p>
            <text:p><text:span text:style-name="T3">The Hitchhiker's Guide to Python</text:span></text:p>
            <text:p><text:span text:style-name="T9">Reactive Microsystems</text:span></text:p>
          </table:table-cell>
          <table:table-cell table:style-name="ce148" office:value-type="string" calcext:value-type="string">
            <text:p><text:span text:style-name="T10">2D Game Development: From Zero to Hero</text:span></text:p>
            <text:p><text:span text:style-name="T8">Invent Your Own Computer Games with Python</text:span></text:p>
          </table:table-cell>
          <table:table-cell table:style-name="ce137" office:value-type="string" calcext:value-type="string">
            <text:p><text:span text:style-name="T19">ProGit</text:span></text:p>
            <text:p>The Architecture of Open Source Applications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9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12">The Sonnets</text:span></text:p>
          </table:table-cell>
          <table:table-cell table:style-name="Default"/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2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4"/>
          <table:table-cell table:style-name="ce102" office:value-type="string" calcext:value-type="string">
            <text:p><text:span text:style-name="T1">Borderlands 2</text:span></text:p>
            <text:p>Car Mechanic Simulator 2015</text:p>
            <text:p><text:span text:style-name="T3">Darkest Dungeon</text:span></text:p>
            <text:p><text:span text:style-name="T1">Street Fighter II Turbo</text:span></text:p>
            <text:p><text:span text:style-name="T1">Total War: Shogun 2</text:span></text:p>
          </table:table-cell>
          <table:table-cell table:style-name="ce192" office:value-type="string" calcext:value-type="string">
            <text:p><text:span text:style-name="T2">Limbo</text:span></text:p>
            <text:p><text:span text:style-name="T1">Sonic The Hedgehog</text:span></text:p>
            <text:p><text:span text:style-name="T1">Splinter Cell: Pandora Tomorrow</text:span></text:p>
            <text:p>Super Mario 3</text:p>
          </table:table-cell>
          <table:table-cell table:style-name="ce102" office:value-type="string" calcext:value-type="string">
            <text:p>Superhot</text:p>
          </table:table-cell>
          <table:table-cell table:style-name="Default" table:number-columns-repeated="3"/>
          <table:table-cell table:style-name="ce187" office:value-type="string" calcext:value-type="string">
            <text:p>Hacknet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Default" table:number-columns-repeated="2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3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5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  <text:p><text:span text:style-name="T3">Programming Pearls</text:span>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  <text:p><text:span text:style-name="T3">Test-Driven Web Development with Python</text:span></text:p>
          </table:table-cell>
          <table:table-cell table:style-name="ce136" office:value-type="string" calcext:value-type="string">
            <text:p><text:span text:style-name="T8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  <text:p><text:span text:style-name="T19">ProGit</text:span>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Super Meat Boy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2"/>
          <table:table-cell/>
          <table:table-cell table:style-name="ce187" office:value-type="string" calcext:value-type="string">
            <text:p>VVVVVV</text:p>
          </table:table-cell>
          <table:table-cell table:style-name="Default" table:number-columns-repeated="3"/>
          <table:table-cell table:style-name="ce164" office:value-type="string" calcext:value-type="string">
            <text:p>Her Story</text:p>
          </table:table-cell>
          <table:table-cell table:style-name="ce164" office:value-type="string" calcext:value-type="string">
            <text:p>Wasteland 2</text:p>
          </table:table-cell>
          <table:table-cell table:style-name="Default" table:number-columns-repeated="2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3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5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  <text:p><text:span text:style-name="T3">Programming Pearls</text:span>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  <text:p><text:span text:style-name="T3">Test-Driven Web Development with Python</text:span></text:p>
          </table:table-cell>
          <table:table-cell table:style-name="ce136" office:value-type="string" calcext:value-type="string">
            <text:p><text:span text:style-name="T8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  <text:p><text:span text:style-name="T19">ProGit</text:span>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5"/>
          <table:table-cell/>
          <table:table-cell table:style-name="ce102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87" office:value-type="string" calcext:value-type="string">
            <text:p>Oxenfre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3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5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  <text:p><text:span text:style-name="T3">Programming Pearls</text:span>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  <text:p><text:span text:style-name="T3">Test-Driven Web Development with Python</text:span></text:p>
          </table:table-cell>
          <table:table-cell table:style-name="ce136" office:value-type="string" calcext:value-type="string">
            <text:p><text:span text:style-name="T8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  <text:p><text:span text:style-name="T19">ProGit</text:span>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ce187" office:value-type="string" calcext:value-type="string">
            <text:p>A Story About My Uncl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3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5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<text:span text:style-name="T12">SICP</text:span></text:p>
            <text:p><text:span text:style-name="T12">Programming Pearls</text:span>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  <text:p><text:span text:style-name="T3">Test-Driven Web Development with Python</text:span></text:p>
          </table:table-cell>
          <table:table-cell table:style-name="ce136" office:value-type="string" calcext:value-type="string">
            <text:p><text:span text:style-name="T8">Learn OpenGL</text:span></text:p>
            <text:p>Making Games with Python &amp; Pygame</text:p>
          </table:table-cell>
          <table:table-cell table:style-name="ce69" office:value-type="string" calcext:value-type="string">
            <text:p>Emacs Lisp</text:p>
            <text:p><text:span text:style-name="T19">ProGit</text:span>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57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Lolita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ce187" office:value-type="string" calcext:value-type="string">
            <text:p>Fahrenheit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3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5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Dragon Age: Origins</text:p>
          </table:table-cell>
          <table:table-cell table:style-name="ce192" office:value-type="string" calcext:value-type="string">
            <text:p>Tomb Raider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3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5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3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Fallout</text:p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3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5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3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3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5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3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19" office:value-type="string" calcext:value-type="string">
            <text:p>David Lynch: part 1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3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3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3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3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Thief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3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3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3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3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3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12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03" office:value-type="string" calcext:value-type="string">
            <text:p>Wild at Heart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3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92" office:value-type="string" calcext:value-type="string">
            <text:p>The Legend of Zelda: Ocarina of time</text:p>
          </table:table-cell>
          <table:table-cell table:style-name="ce192" office:value-type="string" calcext:value-type="string">
            <text:p>Super Mario 64</text:p>
          </table:table-cell>
          <table:table-cell table:style-name="ce102" office:value-type="string" calcext:value-type="string">
            <text:p>Thief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3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Pathologic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3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3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19" office:value-type="string" calcext:value-type="string">
            <text:p>Satoshi Kon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3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Pillars of Eternity</text:p>
          </table:table-cell>
          <table:table-cell table:style-name="ce187" office:value-type="string" calcext:value-type="string">
            <text:p>Portal Stories: Mel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3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3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3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3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3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03" office:value-type="string" calcext:value-type="string">
            <text:p>Amores perros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>Bully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3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Pathologic</text:p>
          </table:table-cell>
          <table:table-cell table:style-name="Default" table:number-columns-repeated="5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3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3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3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Metro 2033 Redux</text:p>
          </table:table-cell>
          <table:table-cell table:style-name="ce102" office:value-type="string" calcext:value-type="string">
            <text:p>Soma</text:p>
          </table:table-cell>
          <table:table-cell table:style-name="Default" table:number-columns-repeated="2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3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02" office:value-type="string" calcext:value-type="string">
            <text:p>Pathologic</text:p>
          </table:table-cell>
          <table:table-cell table:style-name="Default" table:number-columns-repeated="5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3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3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/>
          <table:table-cell table:style-name="ce119" table:number-columns-repeated="2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3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Fargo</text:p>
          </table:table-cell>
          <table:table-cell table:style-name="ce172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Superhot</text:p>
          </table:table-cell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3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Default"/>
          <table:table-cell table:style-name="ce119" table:number-columns-repeated="2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3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5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19" office:value-type="string" calcext:value-type="string">
            <text:p>Wes Anderson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3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Moonrise Kingdom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3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5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3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reta Gerwig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ce102" office:value-type="string" calcext:value-type="string">
            <text:p><text:span text:style-name="T1">Devil May Cry | </text:span>Metal Gear Rising: Revengeance</text:p>
          </table:table-cell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2"/>
          <table:table-cell table:style-name="ce119" table:number-columns-repeated="2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3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Lady Bird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/>
          <table:table-cell/>
          <table:table-cell table:style-name="Default" table:number-columns-repeated="5"/>
          <table:table-cell/>
          <table:table-cell table:style-name="ce119" table:number-columns-repeated="3"/>
          <table:table-cell table:style-name="Default" table:number-columns-repeated="2"/>
          <table:table-cell table:style-name="ce119" table:number-columns-repeated="2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3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4"/>
          <table:table-cell/>
          <table:table-cell table:style-name="Default" table:number-columns-repeated="5"/>
          <table:table-cell/>
          <table:table-cell table:style-name="ce119" table:number-columns-repeated="4"/>
          <table:table-cell table:style-name="Default"/>
          <table:table-cell table:style-name="ce119" table:number-columns-repeated="2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3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office:value-type="string" calcext:value-type="string">
            <text:p>Bong Joon Ho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4"/>
          <table:table-cell/>
          <table:table-cell table:style-name="Default" table:number-columns-repeated="5"/>
          <table:table-cell/>
          <table:table-cell table:style-name="ce119" table:number-columns-repeated="5"/>
          <table:table-cell table:style-name="Default"/>
          <table:table-cell table:style-name="ce119" table:number-columns-repeated="19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3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In the Name of the Father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style-name="Default" table:number-columns-repeated="2"/>
          <table:table-cell/>
          <table:table-cell table:style-name="ce119" table:number-columns-repeated="25"/>
          <table:table-cell table:number-columns-repeated="3"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The Host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The Boxer</text:p>
          </table:table-cell>
          <table:table-cell table:number-columns-repeated="12" table:style-name="ce117" office:value-type="string" calcext:value-type="string">
            <text:p>~</text:p>
          </table:table-cell>
          <table:table-cell table:style-name="ce201" table:formula="of:= COUNTA([.AJ2:.AO52])" office:value-type="float" office:value="60" calcext:value-type="float">
            <text:p>60</text:p>
          </table:table-cell>
          <table:table-cell table:number-columns-repeated="25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03" office:value-type="string" calcext:value-type="string">
            <text:p>Tokyo!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Hitman GO</text:p>
          </table:table-cell>
          <table:table-cell table:style-name="ce102" office:value-type="string" calcext:value-type="string">
            <text:p>ARMA II: British Armed Forces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Republic Commando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9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3"/>
          <table:table-cell table:style-name="ce92" office:value-type="string" calcext:value-type="string">
            <text:p>Junkfood Cinema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87" office:value-type="string" calcext:value-type="string">
            <text:p>Grim Fandango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87" office:value-type="string" calcext:value-type="string">
            <text:p>Brigador: Up-Armored Edition</text:p>
          </table:table-cell>
          <table:table-cell table:style-name="ce102" office:value-type="string" calcext:value-type="string">
            <text:p>Messenger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Night in the Wood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8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Sonic The Hedgehog 2</text:p>
          </table:table-cell>
          <table:table-cell table:style-name="ce102" office:value-type="string" calcext:value-type="string">
            <text:p>Papers, Please</text:p>
          </table:table-cell>
          <table:table-cell table:style-name="ce192" office:value-type="string" calcext:value-type="string">
            <text:p>Contra</text:p>
          </table:table-cell>
          <table:table-cell table:style-name="ce102" office:value-type="string" calcext:value-type="string">
            <text:p>Rayman Legends</text:p>
          </table:table-cell>
          <table:table-cell table:style-name="ce119"/>
          <table:table-cell table:style-name="ce102" office:value-type="string" calcext:value-type="string">
            <text:p>Thief 3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Serial Cleaner</text:p>
          </table:table-cell>
          <table:table-cell table:style-name="ce102" office:value-type="string" calcext:value-type="string">
            <text:p>Evil Genius</text:p>
          </table:table-cell>
          <table:table-cell table:style-name="ce119" table:number-columns-repeated="7"/>
          <table:table-cell table:style-name="ce102" office:value-type="string" calcext:value-type="string">
            <text:p>Sonic the Hedgehog 2</text:p>
          </table:table-cell>
          <table:table-cell table:style-name="ce119" table:number-columns-repeated="11"/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62" office:value-type="string" calcext:value-type="string">
            <text:p>Okja</text:p>
          </table:table-cell>
          <table:table-cell table:style-name="Default" table:number-columns-repeated="2"/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Wolfenstein: The New Order</text:p>
          </table:table-cell>
          <table:table-cell table:style-name="ce187" office:value-type="string" calcext:value-type="string">
            <text:p>SpaceChem</text:p>
          </table:table-cell>
          <table:table-cell table:style-name="ce102" office:value-type="string" calcext:value-type="string">
            <text:p>Divide By Sheep</text:p>
          </table:table-cell>
          <table:table-cell table:style-name="ce102" office:value-type="string" calcext:value-type="string">
            <text:p>Shadow Tactic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ilent Hill 2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19"/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John Carpenter: part 1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Warhammer 40,000: Space Marine</text:p>
          </table:table-cell>
          <table:table-cell table:style-name="ce185" office:value-type="string" calcext:value-type="string">
            <text:p>The Witness</text:p>
          </table:table-cell>
          <table:table-cell table:style-name="ce102" office:value-type="string" calcext:value-type="string">
            <text:p>Freedom Fall</text:p>
          </table:table-cell>
          <table:table-cell table:style-name="ce192" office:value-type="string" calcext:value-type="string">
            <text:p>Super Mario World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The Thing</text:p>
          </table:table-cell>
          <table:table-cell table:style-name="ce102" office:value-type="string" calcext:value-type="string">
            <text:p>The Witcher: the Fire Rose path</text:p>
          </table:table-cell>
          <table:table-cell table:style-name="ce119" table:number-columns-repeated="19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The Fog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Serious Sam: The First Encounter</text:p>
          </table:table-cell>
          <table:table-cell table:style-name="ce102" office:value-type="string" calcext:value-type="string">
            <text:p>Child of Light</text:p>
          </table:table-cell>
          <table:table-cell table:style-name="ce102" office:value-type="string" calcext:value-type="string">
            <text:p>God Hand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Christine</text:p>
          </table:table-cell>
          <table:table-cell table:style-name="Default" table:number-columns-repeated="2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orderlands 2</text:p>
          </table:table-cell>
          <table:table-cell table:style-name="ce192" office:value-type="string" calcext:value-type="string">
            <text:p>Banjo-Kazooi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 table:number-columns-repeated="2"/>
          <table:table-cell table:style-name="ce119" table:number-columns-repeated="19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Starman</text:p>
          </table:table-cell>
          <table:table-cell table:style-name="Default" table:number-columns-repeated="2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Freelancer | FreeSpace 2 | Everspace</text:p>
          </table:table-cell>
          <table:table-cell table:style-name="ce102" office:value-type="string" calcext:value-type="string">
            <text:p>Fallout New Vegas</text:p>
          </table:table-cell>
          <table:table-cell table:style-name="ce102" office:value-type="string" calcext:value-type="string">
            <text:p>Guacamele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Wing Commander: Privateer</text:p>
          </table:table-cell>
          <table:table-cell table:style-name="ce102" office:value-type="string" calcext:value-type="string">
            <text:p>S.T.A.L.K.E.R.: Shadow of Chernobyl</text:p>
          </table:table-cell>
          <table:table-cell table:style-name="ce192" office:value-type="string" calcext:value-type="string">
            <text:p>Mega Man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Pilot Brother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Grand Theft Auto III</text:p>
          </table:table-cell>
          <table:table-cell table:style-name="ce185" office:value-type="string" calcext:value-type="string">
            <text:p>Shadow Tactics</text:p>
          </table:table-cell>
          <table:table-cell table:style-name="ce192" office:value-type="string" calcext:value-type="string">
            <text:p>Mega Man 2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IL-2: Sturmovik</text:p>
          </table:table-cell>
          <table:table-cell table:style-name="ce185" office:value-type="string" calcext:value-type="string">
            <text:p>Subnautica</text:p>
          </table:table-cell>
          <table:table-cell table:style-name="ce192" office:value-type="string" calcext:value-type="string">
            <text:p>Mega Man 3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Phoenix Wright | Zero Escape | Danganronpa | CLANNAD</text:p>
          </table:table-cell>
          <table:table-cell table:style-name="ce185" office:value-type="string" calcext:value-type="string">
            <text:p>Sunless Sea</text:p>
          </table:table-cell>
          <table:table-cell table:style-name="ce102" office:value-type="string" calcext:value-type="string">
            <text:p>Oddworld: Abe's Oddyse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Tenchu: Stealth Assassin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02" office:value-type="string" calcext:value-type="string">
            <text:p>Rayman Origins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Yakuza</text:p>
          </table:table-cell>
          <table:table-cell table:style-name="ce119" office:value-type="string" calcext:value-type="string">
            <text:p>Fighting (*)</text:p>
          </table:table-cell>
          <table:table-cell table:style-name="ce102" office:value-type="string" calcext:value-type="string">
            <text:p>Resident Evil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Street Fighter Alpha 2</text:p>
          </table:table-cell>
          <table:table-cell table:style-name="ce192" office:value-type="string" calcext:value-type="string">
            <text:p>Shinobi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Transistor</text:p>
          </table:table-cell>
          <table:table-cell table:style-name="ce102" office:value-type="string" calcext:value-type="string">
            <text:p>Street Fighter Alpha 3</text:p>
          </table:table-cell>
          <table:table-cell table:style-name="ce102" office:value-type="string" calcext:value-type="string">
            <text:p>Sonic The Hedgehog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What remains of Edith Finch</text:p>
          </table:table-cell>
          <table:table-cell table:style-name="ce102" office:value-type="string" calcext:value-type="string">
            <text:p>Street Fighter II Turbo</text:p>
          </table:table-cell>
          <table:table-cell table:style-name="ce102" office:value-type="string" calcext:value-type="string">
            <text:p>Splinter Cell: Pandora Tomorrow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Little Nightmares</text:p>
          </table:table-cell>
          <table:table-cell table:style-name="ce119" office:value-type="string" calcext:value-type="string">
            <text:p>Racing / Autosim / Mechanic Sim (*)</text:p>
          </table:table-cell>
          <table:table-cell table:style-name="ce192" office:value-type="string" calcext:value-type="string">
            <text:p>Super Mario 3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Snatcher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ce192" office:value-type="string" calcext:value-type="string">
            <text:p>Super Mario World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Grid</text:p>
          </table:table-cell>
          <table:table-cell table:style-name="ce102" office:value-type="string" calcext:value-type="string">
            <text:p>This War of Mine: Boris, Emilia, Marin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87" office:value-type="string" calcext:value-type="string">
            <text:p>Spec Ops: The Line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This War of Mine: Bruno, Roman, Arica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87" office:value-type="string" calcext:value-type="string">
            <text:p>Hacknet</text:p>
          </table:table-cell>
          <table:table-cell table:style-name="ce185" office:value-type="string" calcext:value-type="string">
            <text:p>Mudrunner</text:p>
          </table:table-cell>
          <table:table-cell table:style-name="ce102" office:value-type="string" calcext:value-type="string">
            <text:p>This War of Mine: Emilia, Roman (New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87" office:value-type="string" calcext:value-type="string">
            <text:p>Oxenfree</text:p>
          </table:table-cell>
          <table:table-cell table:style-name="ce119" office:value-type="string" calcext:value-type="string">
            <text:p>Roguelikes (*)</text:p>
          </table:table-cell>
          <table:table-cell table:style-name="ce102" office:value-type="string" calcext:value-type="string">
            <text:p>Trine 2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Rogue + Nethack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ce192" office:value-type="string" calcext:value-type="string">
            <text:p>The Legend of Zelda</text:p>
          </table:table-cell>
          <table:table-cell table:style-name="ce187" office:value-type="string" calcext:value-type="string">
            <text:p>Darkest Dungeon</text:p>
          </table:table-cell>
          <table:table-cell table:style-name="ce102" office:value-type="string" calcext:value-type="string">
            <text:p>Jazz Punk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85" office:value-type="string" calcext:value-type="string">
            <text:p>FTL: Faster than Light</text:p>
          </table:table-cell>
          <table:table-cell table:style-name="ce187" office:value-type="string" calcext:value-type="string">
            <text:p>Beneath a Steel Sky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02" office:value-type="string" calcext:value-type="string">
            <text:p>Receiver</text:p>
          </table:table-cell>
          <table:table-cell table:style-name="ce185" office:value-type="string" calcext:value-type="string">
            <text:p>Stories Untold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94" office:value-type="string" calcext:value-type="string">
            <text:p>Spelunky</text:p>
          </table:table-cell>
          <table:table-cell table:style-name="ce185" office:value-type="string" calcext:value-type="string">
            <text:p>Limbo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 office:value-type="string" calcext:value-type="string">
            <text:p>Strategy / Tycoon / CMS (*)</text:p>
          </table:table-cell>
          <table:table-cell table:style-name="ce102" office:value-type="string" calcext:value-type="string">
            <text:p>Gone Home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ce102" office:value-type="string" calcext:value-type="string">
            <text:p>Dungeon Keeper</text:p>
          </table:table-cell>
          <table:table-cell table:style-name="ce185" office:value-type="string" calcext:value-type="string">
            <text:p>Tacoma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ce102" office:value-type="string" calcext:value-type="string">
            <text:p>Heroes of Might and Magic III</text:p>
          </table:table-cell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ce187" office:value-type="string" calcext:value-type="string">
            <text:p>Prison Architect</text:p>
          </table:table-cell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Total War: Shogun 2</text:p>
          </table:table-cell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ce185" office:value-type="string" calcext:value-type="string">
            <text:p>Tropico 5</text:p>
          </table:table-cell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/>
          <table:table-cell table:style-name="ce119" table:number-columns-repeated="4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/>
          <table:table-cell table:style-name="ce119" table:number-columns-repeated="4"/>
          <table:table-cell table:style-name="Default"/>
          <table:table-cell table:style-name="ce119"/>
          <table:table-cell table:style-name="Default" table:number-columns-repeated="7"/>
          <table:table-cell table:style-name="ce119" table:number-columns-repeated="18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5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5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119" table:number-columns-repeated="17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119" table:number-columns-repeated="16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ce119" table:number-columns-repeated="6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/>
          <table:table-cell table:style-name="ce119" table:number-columns-repeated="2"/>
          <table:table-cell table:style-name="Default"/>
          <table:table-cell table:style-name="ce119" table:number-columns-repeated="9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Return of the Obra Dinn</text:p>
          </table:table-cell>
          <table:table-cell table:style-name="ce119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12"/>
          <table:table-cell table:style-name="Default"/>
          <table:table-cell table:style-name="ce119" table:number-columns-repeated="18"/>
          <table:table-cell table:number-columns-repeated="3"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61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: part 1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Katia, Bruno, Pavle (failed)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Default"/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72" office:value-type="string" calcext:value-type="string">
            <text:p>Rashômon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Pavle, Bruno, Marko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5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Ikiru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Iskra, Christo (DLC)</text:p>
          </table:table-cell>
          <table:table-cell/>
          <table:table-cell table:style-name="Default" table:number-columns-repeated="6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1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Shichinin no samurai</text:p>
          </table:table-cell>
          <table:table-cell table:style-name="ce103" office:value-type="string" calcext:value-type="string">
            <text:p>The Sound of Music</text:p>
          </table:table-cell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Bruno, Roman, Arica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office:value-type="string" calcext:value-type="string">
            <text:p>Akira Kurosawa: part 2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Boris, Emilia, Marin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Throne of Blood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Emilia, Roman (New)</text:p>
          </table:table-cell>
          <table:table-cell/>
          <table:table-cell table:style-name="Default" table:number-columns-repeated="6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The Hidden Fortress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Arica, Marin, Katia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4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The Bad Sleep Well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Marin, Arica, Katia, Misha (DLC)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Default"/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ojimbo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Roman, Katia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Sanjuro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Marko</text:p>
          </table:table-cell>
          <table:table-cell/>
          <table:table-cell table:style-name="ce119" table:number-columns-repeated="6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office:value-type="string" calcext:value-type="string">
            <text:p>Akira Kurosawa: part 3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Zlata, Emilia, Kalina (DLC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High and Low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/>
          <table:table-cell table:style-name="ce119" table:number-columns-repeated="4"/>
          <table:table-cell table:style-name="ce102" office:value-type="string" calcext:value-type="string">
            <text:p>This War of Mine: Anton, Cveta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d Beard</text:p>
          </table:table-cell>
          <table:table-cell table:style-name="Default"/>
          <table:table-cell table:style-name="ce103" office:value-type="string" calcext:value-type="string">
            <text:p>Ironwee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4"/>
          <table:table-cell table:style-name="ce102" office:value-type="string" calcext:value-type="string">
            <text:p>This War of Mine: Arica, Ivano, Henrik (DLC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4"/>
          <table:table-cell table:style-name="ce102" office:value-type="string" calcext:value-type="string">
            <text:p>-&gt;This War of Mine: Zlata, Livia, Marko (New, Final cut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7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Default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4"/>
          <table:table-cell table:style-name="ce102" office:value-type="string" calcext:value-type="string">
            <text:p>Cities Skyline</text:p>
          </table:table-cell>
          <table:table-cell/>
          <table:table-cell table:style-name="ce119" table:number-columns-repeated="13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Sidney Lumet: part 1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4"/>
          <table:table-cell table:style-name="ce102" office:value-type="string" calcext:value-type="string">
            <text:p>Stellaris</text:p>
          </table:table-cell>
          <table:table-cell/>
          <table:table-cell table:style-name="ce119" table:number-columns-repeated="12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Fail Safe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4"/>
          <table:table-cell table:style-name="ce102" office:value-type="string" calcext:value-type="string">
            <text:p>Civilization VI</text:p>
          </table:table-cell>
          <table:table-cell/>
          <table:table-cell table:style-name="ce119" table:number-columns-repeated="12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2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3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19" office:value-type="string" calcext:value-type="string">
            <text:p>Troika Games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3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02" office:value-type="string" calcext:value-type="string">
            <text:p>Arkanum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7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ce10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6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Sidney Lumet: part 2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7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02" office:value-type="string" calcext:value-type="string">
            <text:p>Vampire: The Masquerade – Bloodline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7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office:value-type="string" calcext:value-type="string">
            <text:p>Black Isle Studio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7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Fallou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2"/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1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Planescape: Tor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Running on Empty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Shiny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Before the Devil Knows You're Dead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19" office:value-type="string" calcext:value-type="string">
            <text:p>Alfred Hitchcock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DK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essia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acrific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rangers on a Train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Obisidian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Neverwinter Nights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Pillars of Eternit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Tyrann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Biowa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David Lynch: part 1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aldur's Gat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Eraserhead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aldur's Gate II: Shadows of Am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Elephant Man</text:p>
          </table:table-cell>
          <table:table-cell table:style-name="Default"/>
          <table:table-cell table:style-name="ce103" office:value-type="string" calcext:value-type="string">
            <text:p>Atonement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Neverwinter Night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une</text:p>
          </table:table-cell>
          <table:table-cell table:style-name="Default"/>
          <table:table-cell table:style-name="ce103" office:value-type="string" calcext:value-type="string">
            <text:p>Pride &amp; Prejudice 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tar Wars: Knights of the Old Republic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lue Velvet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Jade Empi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Wild at Heart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David Lynch: part 2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Lost Highway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 3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Straight Story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ulholland Dr.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: Origin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land Empire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: Inquisitio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Frictional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Amnesia: The Dark Desc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Bloober Tea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Layers of Fea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Observe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lair Witc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The Mediu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5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ce119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5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Stalker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2"/>
          <table:table-cell table:number-columns-repeated="46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19" office:value-type="string" calcext:value-type="string">
            <text:p>Emir Kusturica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20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20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4"/>
        </table:table-row>
        <table:table-row table:style-name="ro6">
          <table:table-cell table:number-columns-repeated="20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4"/>
        </table:table-row>
        <table:table-row table:style-name="ro6">
          <table:table-cell table:number-columns-repeated="20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03" office:value-type="string" calcext:value-type="string">
            <text:p>Punch-Drunk Love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4"/>
        </table:table-row>
        <table:table-row table:style-name="ro6">
          <table:table-cell table:number-columns-repeated="20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03" office:value-type="string" calcext:value-type="string">
            <text:p>The Master</text:p>
          </table:table-cell>
          <table:table-cell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03" office:value-type="string" calcext:value-type="string">
            <text:p>Inherent Vic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03" office:value-type="string" calcext:value-type="string">
            <text:p>Phantom Thread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19" office:value-type="string" calcext:value-type="string">
            <text:p>Orson Welles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Citizen Kane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The Magnificent Ambersons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The Lady from Shanghai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Macbeth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Touch of Evil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Le procès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Campanadas a medianoche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6"/>
        </table:table-row>
        <table:table-row table:style-name="ro6">
          <table:table-cell table:number-columns-repeated="20"/>
          <table:table-cell office:value-type="string" calcext:value-type="string">
            <text:p>Dario Argento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Profondo rosso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Grand Central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style-name="Default"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103" office:value-type="string" calcext:value-type="string">
            <text:p>Die Nibelungen: Kriemhilds Rache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103" office:value-type="string" calcext:value-type="string">
            <text:p>Spion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103" office:value-type="string" calcext:value-type="string">
            <text:p>Frau im Mond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103" office:value-type="string" calcext:value-type="string">
            <text:p>M - Eine Stadt sucht einen Mörder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Das Testament des Dr. Mabuse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Fury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19" office:value-type="string" calcext:value-type="string">
            <text:p>Joaquin Phoenix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5"/>
        </table:table-row>
        <table:table-row table:style-name="ro6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Pi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Requiem for a Dream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The Wrestler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Black Swan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Mother!</text:p>
          </table:table-cell>
          <table:table-cell/>
          <table:table-cell table:style-name="Default"/>
          <table:table-cell table:number-columns-repeated="996"/>
        </table:table-row>
        <table:table-row table:style-name="ro6">
          <table:table-cell table:number-columns-repeated="20"/>
          <table:table-cell table:style-name="ce119" office:value-type="string" calcext:value-type="string">
            <text:p>Lars Von Trier</text:p>
          </table:table-cell>
          <table:table-cell/>
          <table:table-cell table:style-name="Default"/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Forbrydelsens element</text:p>
          </table:table-cell>
          <table:table-cell/>
          <table:table-cell table:style-name="ce119" office:value-type="string" calcext:value-type="string">
            <text:p>Interesting International films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Europa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Breaking the Waves</text:p>
          </table:table-cell>
          <table:table-cell/>
          <table:table-cell table:style-name="ce119" office:value-type="string" calcext:value-type="string">
            <text:p>Pop films of 80s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Dancer in the Dark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table:style-name="ce119" office:value-type="string" calcext:value-type="string">
            <text:p>Pop films of 0s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Direktøren for det hele</text:p>
          </table:table-cell>
          <table:table-cell/>
          <table:table-cell table:style-name="ce162" office:value-type="string" calcext:value-type="string">
            <text:p>Constantine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Antichrist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Finding Dory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Nóz w wodzie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Repulsion</text:p>
          </table:table-cell>
          <table:table-cell table:style-name="Default" table:number-columns-repeated="2"/>
          <table:table-cell table:number-columns-repeated="996"/>
        </table:table-row>
        <table:table-row table:style-name="ro6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Default"/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Default"/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Default"/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Le locataire</text:p>
          </table:table-cell>
          <table:table-cell table:style-name="Default" table:number-columns-repeated="2"/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Tess</text:p>
          </table:table-cell>
          <table:table-cell table:style-name="Default" table:number-columns-repeated="2"/>
          <table:table-cell table:number-columns-repeated="996"/>
        </table:table-row>
        <table:table-row table:style-name="ro6">
          <table:table-cell table:number-columns-repeated="20"/>
          <table:table-cell table:style-name="ce103" office:value-type="string" calcext:value-type="string">
            <text:p>Pirates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Bitter Moon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The Pianist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Carnage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19" office:value-type="string" calcext:value-type="string">
            <text:p>Jim Jarmush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Down by Law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Mystery Train</text:p>
          </table:table-cell>
          <table:table-cell table:style-name="ce119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Night on Earth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The Dead Zone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The Fly</text:p>
          </table:table-cell>
          <table:table-cell table:style-name="ce119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Dead Ringer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eXistenZ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19" office:value-type="string" calcext:value-type="string">
            <text:p>John Carpenter: part 1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The Fog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19" office:value-type="string" calcext:value-type="string">
            <text:p>John Carpenter: part 2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103" office:value-type="string" calcext:value-type="string">
            <text:p>Chi bi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Jian yu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Mayor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Durak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03" office:value-type="string" calcext:value-type="string">
            <text:p>Zavod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Hayao Miyazaki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63" office:value-type="string" calcext:value-type="string">
            <text:p>Howl's Moving Castle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63" office:value-type="string" calcext:value-type="string">
            <text:p>The Wind Rises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Satoshi Kon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Perfect Blue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Millenium Actress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Tokyo Godfathers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Paprika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Alejandro G. Iñárritu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Amores perros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21 Grams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Biutiful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Birdman or (The Unexpected Virtue of Ignorance)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Guillermo del Toro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Cronos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The Devil’s Backbone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Hellboy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62" office:value-type="string" calcext:value-type="string">
            <text:p>Pacific Rim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Crimson Peak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Wes Anderson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Moonrise Kingdom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The Grand Budapest Hotel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Greta Gerwig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Lady Bird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03" office:value-type="string" calcext:value-type="string">
            <text:p>Little Women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65" office:value-type="string" calcext:value-type="string">
            <text:p>Cahiers du cinéma directors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Jean-Luc Godard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Claude Chabrol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François Truffaut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65" office:value-type="string" calcext:value-type="string">
            <text:p>Left Bank directors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Chris Marker</text:p>
          </table:table-cell>
          <table:table-cell table:number-columns-repeated="998"/>
        </table:table-row>
        <table:table-row table:style-name="ro6">
          <table:table-cell table:number-columns-repeated="19"/>
          <table:table-cell table:style-name="Default"/>
          <table:table-cell table:style-name="ce119" office:value-type="string" calcext:value-type="string">
            <text:p>Alain Resnai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8"/>
        </table:table-row>
        <table:table-row table:style-name="ro6" table:number-rows-repeated="1048210">
          <table:table-cell table:number-columns-repeated="1019"/>
        </table:table-row>
        <table:table-row table:style-name="ro7">
          <table:table-cell table:number-columns-repeated="1019"/>
        </table:table-row>
      </table:table>
      <table:named-expressions/>
      <table:database-ranges>
        <table:database-range table:name="__Anonymous_Sheet_DB__1" table:target-range-address="Calendar_of_tasks.AL2:Calendar_of_tasks.AL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23:38:54.219562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3-28T23:42:51.800654118</dc:date>
    <meta:editing-cycles>135</meta:editing-cycles>
    <meta:editing-duration>P2DT18H45M17S</meta:editing-duration>
    <meta:document-statistic meta:table-count="2" meta:cell-count="2816" meta:object-count="1"/>
  </office:meta>
</office:document-meta>
</file>